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TimesNewRomanPS"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7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font-name="TimesNewRomanPSMT" fo:font-size="12pt"/>
    </style:style>
    <style:style style:name="T7" style:family="text">
      <style:text-properties style:font-name="TimesNewRomanPSMT" fo:font-size="12pt" fo:font-style="italic" style:font-style-asian="italic" style:font-style-complex="italic"/>
    </style:style>
    <style:style style:name="T8" style:family="text">
      <style:text-properties style:font-name="TimesNewRomanPSMT" fo:font-size="12pt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bramowitz, Alan. 2008. “Forecasting the 2008 Presidential Election with the Time-for-Change Model.” <text:span text:style-name="T2">PS: Political Science and Politics</text:span><text:span text:style-name="T4">. 41(October): 691-695.</text:span></text:p>
      <text:p text:style-name="Text_20_body">Abramowitz, Alan. 2012. “Forecasting in a Polarized Era: The Time For Change Model and the 2012 Presidential Election.” <text:span text:style-name="T2">PS: Political Science and Politics</text:span><text:span text:style-name="T4">. 45(October): 618-619.</text:span></text:p>
      <text:p text:style-name="Text_20_body">Bayarri, M.J. and J.O. Berger. 2004. “The Interplay of Bayesian and Frequentist Analysis.” <text:span text:style-name="T2">Statistical Science. </text:span><text:span text:style-name="T4">19(February): 58-80.</text:span></text:p>
      <text:p text:style-name="Text_20_body">Belanger, Eric and Stuart Soroka. 2012. “Campaigns and the Prediction of Election Outcomes: Can Historical and Campaign-Period Prediction Models be Combined?” <text:span text:style-name="T2">Electoral Studies. </text:span><text:span text:style-name="T4">31: 702-714.</text:span></text:p>
      <text:p text:style-name="Text_20_body">Brians, Craig, Lars Willnat, Jarol Manheim, and Richard Rich. 2011. <text:span text:style-name="T2">Empirical Political Analysis. </text:span><text:span text:style-name="T4">8</text:span><text:span text:style-name="T5">th</text:span><text:span text:style-name="T4"> ed. New York: Routledge. </text:span></text:p>
      <text:p text:style-name="Text_20_body">Campbell, Angus, Philip E. Converse, Warren E. Miller, and Donald E. Stokes. 1960. <text:span text:style-name="T2">The American Voter. </text:span><text:span text:style-name="T4">Chicago: University of Chicago Press. </text:span></text:p>
      <text:p text:style-name="Text_20_body"><text:span text:style-name="T4">Clark, Todd E. 2004. “Can Out-of-Sample Forecast Comparisons Help Prevent Overfitting?” </text:span><text:span text:style-name="T2">Journal of Forecasting</text:span><text:span text:style-name="T4">. 23:115-139.</text:span></text:p>
      <text:p text:style-name="Text_20_body">Gelman, Andrew and Gary King. 1993. “Why Are American Presidential Election Campaign Polls so Variable When Votes Are so Predictable?” <text:span text:style-name="T2">British Journal of Political Science. </text:span><text:span text:style-name="T4">23(October): 409-451.</text:span></text:p>
      <text:p text:style-name="Text_20_body">Gelman, Andrew and Eric Loken. 2013. “The Garden of Forking Paths: Why Multiple Comparisons can be a Problem, Even When There is no 'Fishing Expidition' or 'p-hacking' and the Research Hypothesis was Posited ahead of time.” Columbia University. pdf.</text:p>
      <text:p text:style-name="Text_20_body">Gerber, Alan, Donald P. Green, and Christopher W. Larimer. 2008. “Social Pressure and Voter Turnout: Evidence From a Large-Scale Field Experiment.” <text:span text:style-name="T2">American Political Science Review. </text:span><text:span text:style-name="T4">102(February): 33-48.</text:span></text:p>
      <text:p text:style-name="Text_20_body">Hastie, Trevor, Robert Tibshirani, and Jerome Friedman. 2009. <text:span text:style-name="T1">The Elements Of Statistical Learning: Data Mining, Inference, and Prediction. </text:span>2<text:span text:style-name="T3">nd </text:span>ed. New York: Springer. </text:p>
      <text:p text:style-name="Text_20_body">Issenberg, Sasha. 2012. <text:span text:style-name="T2">The Victory Lab: The Secret Science of Winning Campaigns.</text:span><text:span text:style-name="T4"> New York: Broadway Books.</text:span></text:p>
      <text:p text:style-name="Text_20_body"><text:span text:style-name="T6">Key, V.O. 1966. </text:span><text:span text:style-name="T7">The Responsible Electorate. </text:span><text:span text:style-name="T8">Cambridge: </text:span><text:span text:style-name="T4">Belknap Press of Harvard University Press</text:span><text:span text:style-name="T7">.</text:span></text:p>
      <text:p text:style-name="Text_20_body">King, Gary. 2014. “Restructuring the Social Sciences: Reflections from Harvard's Institute for Quantitative Social Science.” <text:span text:style-name="T2">PS. </text:span><text:span text:style-name="T4">47:(January)165-172.</text:span></text:p>
      <text:p text:style-name="Text_20_body">Kuhn, Max and Kjell Johnson. 2013. <text:span text:style-name="T1">Applied Predictive Modeling. </text:span>New York: Springer. </text:p>
      <text:p text:style-name="Text_20_body">Mayer, William G. 2014. “What, If Anything, Have We Learned from Presidential Election Forecasting?” <text:span text:style-name="T2">PS.</text:span><text:span text:style-name="T4"> 47:(April) 329-331.</text:span></text:p>
      <text:p text:style-name="Text_20_body">Robinson, John B. 1992. “Risks, Predictions and Other Optical Illusions: Rethinking the Use of Science in Social Decision-Making.” <text:span text:style-name="T2">Policy Sciences. </text:span><text:span text:style-name="T4">25(August): 237-254.</text:span></text:p>
      <text:p text:style-name="Text_20_body">Rosenstone, Steven J. and Hansen, John M. 1993. <text:span text:style-name="T2">Mobilization, Participation, and Democracy in America. </text:span><text:span text:style-name="T4">Newark: Pearson Education Inc.</text:span> </text:p>
      <text:p text:style-name="Text_20_body">Shapiro, Ian. 2002. “Problems, Methods, and Theories in the Study of Politics, or What's Wrong with Political Science and What to Do about It.” <text:span text:style-name="T2">Political Theory. </text:span><text:span text:style-name="T4">30(August) 596-619.</text:span></text:p>
      <text:p text:style-name="Text_20_body">Shmuelli, Galit. 2010. “To Explain or to Predict?” <text:span text:style-name="T2">Statistical Science. </text:span><text:span text:style-name="T4">25(August) 289-310.</text:span></text:p>
      <text:p text:style-name="Text_20_body">Silver, Nathan. 2012. <text:span text:style-name="T2">The Signal and the Noise: Why So Many Predictions Fail–But Some Don't. </text:span><text:span text:style-name="T4">New </text:span><text:soft-page-break/><text:span text:style-name="T4">York: Penguin Books.</text:span></text:p>
      <text:p text:style-name="Text_20_body">Verzani, John. 2005. <text:span text:style-name="T1">Using R for Introductory Statistics. </text:span>New York: Chapman &amp; Hall/CR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6-03-16T17:26:45</meta:creation-date>
    <dc:date>2016-04-04T13:26:03</dc:date>
    <dc:creator>Benjamin Rogers</dc:creator>
    <meta:editing-duration>PT2H27M18S</meta:editing-duration>
    <meta:editing-cycles>82</meta:editing-cycles>
    <meta:generator>OpenOffice/4.1.2$Unix OpenOffice.org_project/412m3$Build-9782</meta:generator>
    <meta:document-statistic meta:table-count="0" meta:image-count="0" meta:object-count="0" meta:page-count="2" meta:paragraph-count="22" meta:word-count="443" meta:character-count="3203"/>
  </office:meta>
</office:document-meta>
</file>